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74.09mm" svg:height="194.17mm" svg:x="102.86mm" svg:y="0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0.444900000000001" calcext:value-type="float">
            <text:p>0.4449</text:p>
          </table:table-cell>
          <table:table-cell office:value-type="float" office:value="3.384" calcext:value-type="float">
            <text:p>3.384</text:p>
          </table:table-cell>
          <table:table-cell office:value-type="float" office:value="3.08" calcext:value-type="float">
            <text:p>3.08</text:p>
          </table:table-cell>
          <table:table-cell office:value-type="float" office:value="1.0987012987013" calcext:value-type="float">
            <text:p>1.0987012987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0.7849" calcext:value-type="float">
            <text:p>0.7849</text:p>
          </table:table-cell>
          <table:table-cell office:value-type="float" office:value="1.062" calcext:value-type="float">
            <text:p>1.062</text:p>
          </table:table-cell>
          <table:table-cell office:value-type="float" office:value="0.752" calcext:value-type="float">
            <text:p>0.752</text:p>
          </table:table-cell>
          <table:table-cell office:value-type="float" office:value="1.41223404255319" calcext:value-type="float">
            <text:p>1.4122340426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057" calcext:value-type="float">
            <text:p>0.057</text:p>
          </table:table-cell>
          <table:table-cell office:value-type="float" office:value="4.01754385964912" calcext:value-type="float">
            <text:p>4.0175438596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office:value-type="float" office:value="-0.296" calcext:value-type="float">
            <text:p>-0.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Ramdev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0.971" calcext:value-type="float">
            <text:p>0.971</text:p>
          </table:table-cell>
          <table:table-cell office:value-type="float" office:value="0.359" calcext:value-type="float">
            <text:p>0.359</text:p>
          </table:table-cell>
          <table:table-cell office:value-type="float" office:value="0.126" calcext:value-type="float">
            <text:p>0.126</text:p>
          </table:table-cell>
          <table:table-cell office:value-type="float" office:value="2.84920634920635" calcext:value-type="float">
            <text:p>2.8492063492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-0.2325" calcext:value-type="float">
            <text:p>-0.232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3" calcext:value-type="float">
            <text:p>0.173</text:p>
          </table:table-cell>
          <table:table-cell office:value-type="float" office:value="1.80208333333333" calcext:value-type="float">
            <text:p>1.8020833333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ramanian Swam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4:32:57.295658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4:34:43.649009827</dc:date>
    <meta:editing-duration>PT36M21S</meta:editing-duration>
    <meta:editing-cycles>9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006600"/>
    </style:style>
    <style:style style:name="ch10" style:family="chart">
      <style:chart-properties chart:solid-type="cuboid"/>
      <style:graphic-properties draw:fill-color="#ff9999"/>
    </style:style>
    <style:style style:name="ch11" style:family="chart">
      <style:chart-properties chart:solid-type="cuboid"/>
      <style:graphic-properties draw:fill-color="#99ff99"/>
    </style:style>
    <style:style style:name="ch12" style:family="chart">
      <style:chart-properties chart:solid-type="cuboid"/>
      <style:graphic-properties draw:fill-color="#00cc00"/>
    </style:style>
    <style:style style:name="ch13" style:family="chart">
      <style:chart-properties chart:solid-type="cuboid"/>
      <style:graphic-properties draw:fill-color="#ff6666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ccff66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1cm" svg:height="19.418cm" xlink:href=".." xlink:type="simple" chart:class="chart:bar" chart:style-name="ch1">
        <chart:plot-area chart:style-name="ch2" table:cell-range-address="Entity_wise_polarity_new.A2:Entity_wise_polarity_new.B21" chart:data-source-has-labels="column" svg:x="0.374cm" svg:y="0.609cm" svg:width="25.958cm" svg:height="17.256cm">
          <chartooo:coordinate-region svg:x="0.996cm" svg:y="0.609cm" svg:width="18.284cm" svg:height="16.212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6.358cm" svg:y="17.847cm" chart:style-name="ch6">
              <text:p>Sentiment Score (By the entity)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 chart:repeated="2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1" chart:repeated="2"/>
            <chart:data-point chart:style-name="ch14" chart:repeated="2"/>
            <chart:data-point chart:style-name="ch15"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Entity_wise_polarity_new.A2:Entity_wise_polarity_new.A21</svg:desc>
                </draw:g>
              </table:table-cell>
              <table:table-cell office:value-type="float" office:value="0.444900000000001">
                <text:p>0.444900000000001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7849">
                <text:p>0.7849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8017">
                <text:p>0.8017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-0.296">
                <text:p>-0.296</text:p>
              </table:table-cell>
            </table:table-row>
            <table:table-row>
              <table:table-cell office:value-type="string">
                <text:p>Ramdev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Nitish Kumar</text:p>
              </table:table-cell>
              <table:table-cell office:value-type="float" office:value="-0.2325">
                <text:p>-0.2325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hmed Patel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Hardik Patel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Kaushik Bas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ramanian Swam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drababu Naid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shant Bhus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dambara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